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5.863cm" style:rel-column-width="21845*"/>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justify" style:justify-single-word="false"/>
    </style:style>
    <style:style style:name="P3" style:family="paragraph" style:parent-style-name="Standard">
      <style:text-properties style:font-name="Arial"/>
    </style:style>
    <style:style style:name="P4" style:family="paragraph" style:parent-style-name="Standard">
      <style:text-properties style:font-name="Arial" fo:font-weight="bold" style:font-weight-asian="bold" style:font-weight-complex="bold"/>
    </style:style>
    <style:style style:name="P5" style:family="paragraph" style:parent-style-name="Default_20_Text">
      <style:text-properties style:font-name="Arial" fo:font-weight="bold" style:font-weight-asian="bold" style:font-weight-complex="bold"/>
    </style:style>
    <style:style style:name="P6" style:family="paragraph" style:parent-style-name="Default_20_Text">
      <style:text-properties fo:font-weight="bold" style:font-weight-asian="bold" style:font-weight-complex="bold"/>
    </style:style>
    <style:style style:name="P7" style:family="paragraph" style:parent-style-name="Default_20_Text">
      <style:paragraph-properties fo:text-align="justify"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estión del proyecto</text:p>
      <text:p text:style-name="P3"/>
      <text:p text:style-name="P3">Definición del equipo de trabajo</text:p>
      <text:p text:style-name="P3"/>
      <text:p text:style-name="P3">Matriz de producción </text:p>
      <text:p text:style-name="P3"/>
      <text:p text:style-name="P3">Categorización de programas</text:p>
      <text:p text:style-name="P3"/>
      <text:p text:style-name="P3">Carta Gantt</text:p>
      <text:p text:style-name="P3"/>
      <text:p text:style-name="P3">Análisis de riesgos</text:p>
      <text:p text:style-name="P3"/>
      <text:p text:style-name="P3">Contingencias y planes de acción</text:p>
      <text:p text:style-name="P3"/>
      <text:p text:style-name="P3">Evaluación heurística.</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Estrategias de Lanzamiento</text:p>
      <text:p text:style-name="P4"/>
      <text:p text:style-name="P6">Estrategia de promoción de costos.</text:p>
      <text:p text:style-name="Default_20_Text"/>
      <text:p text:style-name="P7"><text:tab/>Para la promoción de nuestro sistema y lograr el reconocimiento esperado, desarrollaremos una estrategia de promoción mediante inscripción de nuestro sistema en los sitios web de promoción de recursos educativos existentes en nuestro mercado, junto con crear un sitio web informativo sobre los beneficios para la entrega de conocimientos astronómicos que proporciona nuestro sistema. Junto a estos dos puntos también tenemos contemplado el envío de información referente a nuestro sistema a establecimientos educacionales, los cuales podrían llegar a ser futuros clientes, dando la posibilidad de dar una charla demostrativa sobre el uso del sistema. </text:p>
      <text:p text:style-name="Default_20_Text"/>
      <text:p text:style-name="Default_20_Text">Estas estrategias tendrían un costo el cual pasaremos a detallar a continuación.</text:p>
      <text:p text:style-name="Default_20_Text"/>
      <table:table table:name="Tabla1" table:style-name="Tabla1">
        <table:table-column table:style-name="Tabla1.A" table:number-columns-repeated="3"/>
        <table:table-row>
          <table:table-cell table:style-name="Tabla1.A1" office:value-type="string">
            <text:p text:style-name="P1">Actividad</text:p>
          </table:table-cell>
          <table:table-cell table:style-name="Tabla1.A1" office:value-type="string">
            <text:p text:style-name="P1">Detalle</text:p>
          </table:table-cell>
          <table:table-cell table:style-name="Tabla1.C1" office:value-type="string">
            <text:p text:style-name="P1">Costo</text:p>
          </table:table-cell>
        </table:table-row>
        <table:table-row>
          <table:table-cell table:style-name="Tabla1.A2" office:value-type="string">
            <text:p text:style-name="P2">Inscripción del proyecto en sitios de material educativo.</text:p>
          </table:table-cell>
          <table:table-cell table:style-name="Tabla1.A2" office:value-type="string">
            <text:p text:style-name="Table_20_Contents"><text:a xlink:type="simple" xlink:href="http://Www.catalogored.cl/">www.catalogored.cl</text:a></text:p>
            <text:p text:style-name="Table_20_Contents"><text:a xlink:type="simple" xlink:href="http://www.educarchile.cl/">www.educarchile.cl</text:a> </text:p>
            <text:p text:style-name="Table_20_Contents"><text:a xlink:type="simple" xlink:href="http://www.enlaces.cl/">www.enlaces.cl</text:a></text:p>
          </table:table-cell>
          <table:table-cell table:style-name="Tabla1.C2" office:value-type="string">
            <text:p text:style-name="Table_20_Contents">Sin costo asociado</text:p>
          </table:table-cell>
        </table:table-row>
        <table:table-row>
          <table:table-cell table:style-name="Tabla1.A2" office:value-type="string">
            <text:p text:style-name="P2">Desarrollo sitio web informativo</text:p>
          </table:table-cell>
          <table:table-cell table:style-name="Tabla1.A2" office:value-type="string">
            <text:p text:style-name="Table_20_Contents">Incluye diseño , alta en buscadores.</text:p>
          </table:table-cell>
          <table:table-cell table:style-name="Tabla1.C2" office:value-type="string">
            <text:p text:style-name="Table_20_Contents">$150,000,- + Impuesto</text:p>
          </table:table-cell>
        </table:table-row>
        <table:table-row>
          <table:table-cell table:style-name="Tabla1.A2" office:value-type="string">
            <text:p text:style-name="P2">Inscripción Dominio</text:p>
          </table:table-cell>
          <table:table-cell table:style-name="Tabla1.A2" office:value-type="string">
            <text:p text:style-name="Table_20_Contents"><text:a xlink:type="simple" xlink:href="http://www.astrolaser.cl/">www.astrolaser.cl</text:a> en NICChile</text:p>
          </table:table-cell>
          <table:table-cell table:style-name="Tabla1.C2" office:value-type="string">
            <text:p text:style-name="Table_20_Contents">$18900.-</text:p>
          </table:table-cell>
        </table:table-row>
        <table:table-row>
          <table:table-cell table:style-name="Tabla1.A2" office:value-type="string">
            <text:p text:style-name="P2">Servicio de alojamiento de web</text:p>
          </table:table-cell>
          <table:table-cell table:style-name="Tabla1.A2" office:value-type="string">
            <text:p text:style-name="Table_20_Contents">Digitalproserver chile 40 MB</text:p>
          </table:table-cell>
          <table:table-cell table:style-name="Tabla1.C2" office:value-type="string">
            <text:p text:style-name="Table_20_Contents">$7000.-</text:p>
          </table:table-cell>
        </table:table-row>
        <table:table-row>
          <table:table-cell table:style-name="Tabla1.A2" office:value-type="string">
            <text:p text:style-name="P2">Envío de Correspondencia Informativa a Establecimientos Educacionales.</text:p>
          </table:table-cell>
          <table:table-cell table:style-name="Tabla1.A2" office:value-type="string">
            <text:p text:style-name="Table_20_Contents">Incluye carta con información de sobre el proyecto y información de contacto para solicitar demostración</text:p>
          </table:table-cell>
          <table:table-cell table:style-name="Tabla1.C2" office:value-type="string">
            <text:p text:style-name="Table_20_Contents">$300 aprox. Por carta</text:p>
          </table:table-cell>
        </table:table-row>
        <table:table-row>
          <table:table-cell table:style-name="Tabla1.A2" office:value-type="string">
            <text:p text:style-name="P2">Realización de Demostración del sistema.</text:p>
          </table:table-cell>
          <table:table-cell table:style-name="Tabla1.A2" office:value-type="string">
            <text:p text:style-name="Table_20_Contents">Incluye presentación del proyecto, explicación de utilidad en el proceso educativo. Demostración de uso del sistema.</text:p>
          </table:table-cell>
          <table:table-cell table:style-name="Tabla1.C2" office:value-type="string">
            <text:p text:style-name="Table_20_Contents">$50000.- <text:s/>costo neto</text:p>
          </table:table-cell>
        </table:table-row>
        <table:table-row>
          <table:table-cell table:style-name="Tabla1.A2" office:value-type="string">
            <text:p text:style-name="P2"/>
          </table:table-cell>
          <table:table-cell table:style-name="Tabla1.A2" office:value-type="string">
            <text:p text:style-name="Table_20_Contents"/>
          </table:table-cell>
          <table:table-cell table:style-name="Tabla1.C2" office:value-type="string">
            <text:p text:style-name="Table_20_Contents"/>
          </table:table-cell>
        </table:table-row>
      </table:table>
      <text:p text:style-name="P5"/>
      <text:p text:style-name="P3"/>
      <text:p text:style-name="P4">Resultados y conclusiones</text:p>
      <text:p text:style-name="P3"/>
      <text:p text:style-name="P4">Bibliografía y fuentes</text:p>
      <text:p text:style-name="P3"/>
      <text:p text:style-name="P4">Índices de tablas</text:p>
      <text:p text:style-name="P3"/>
      <text:p text:style-name="P4">Anexo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L"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efault_20_Text" style:display-name="Default Text" style:family="paragraph" style:class="text"/>
    <style:style style:name="Table_20_Contents" style:display-name="Table Contents" style:family="paragraph" style:parent-style-name="Default_20_Text"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rnando Pozo</meta:initial-creator>
    <meta:creation-date>2011-10-25T17:18:19</meta:creation-date>
    <meta:generator>LibreOffice/3.3$Unix LibreOffice_project/330m19$Build-202</meta:generator>
    <dc:date>2011-10-25T17:31:07</dc:date>
    <dc:creator>Fernando Pozo</dc:creator>
    <meta:editing-duration>PT12M48S</meta:editing-duration>
    <meta:editing-cycles>2</meta:editing-cycles>
    <meta:document-statistic meta:table-count="1" meta:image-count="0" meta:object-count="0" meta:page-count="2" meta:paragraph-count="39" meta:word-count="246" meta:character-count="1774"/>
  </office:meta>
</office:document-meta>
</file>